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097cm"/>
    </style:style>
    <style:style style:name="pr1" style:family="presentation" style:parent-style-name="Predeterminado-subtitle">
      <style:graphic-properties draw:fill-color="#ffffff" fo:min-height="13.609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 style:list-style-name="L3">
      <style:graphic-properties draw:fill-color="#ffffff" draw:auto-grow-height="true" fo:min-height="3.507cm"/>
    </style:style>
    <style:style style:name="pr4" style:family="presentation" style:parent-style-name="Predeterminado-subtitle" style:list-style-name="L4">
      <style:graphic-properties draw:fill-color="#ffffff" fo:min-height="13.231cm"/>
    </style:style>
    <style:style style:name="pr5" style:family="presentation" style:parent-style-name="Predeterminado-notes" style:list-style-name="L1">
      <style:graphic-properties draw:fill-color="#ffffff" fo:min-height="11.41cm"/>
    </style:style>
    <style:style style:name="pr6" style:family="presentation" style:parent-style-name="Predeterminado-title">
      <style:graphic-properties draw:fill-color="#ffffff" draw:auto-grow-height="true" fo:min-height="3.507cm"/>
    </style:style>
    <style:style style:name="pr7" style:family="presentation" style:parent-style-name="Predeterminado-outline1">
      <style:graphic-properties draw:fill-color="#ffffff" fo:min-height="13.609cm"/>
    </style:style>
    <style:style style:name="pr8" style:family="presentation" style:parent-style-name="Predeterminado-notes">
      <style:graphic-properties draw:fill-color="#ffffff" fo:min-height="13.114cm"/>
    </style:style>
    <style:style style:name="pr9" style:family="presentation" style:parent-style-name="Predeterminado-title">
      <style:graphic-properties draw:fill-color="#ffffff" fo:min-height="3.256cm"/>
    </style:style>
    <style:style style:name="pr10" style:family="presentation" style:parent-style-name="Predeterminado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presentation:style-name="pr1" draw:text-style-name="P2" draw:layer="layout" svg:width="25.199cm" svg:height="13.609cm" svg:x="1.5cm" svg:y="3.5cm">
          <draw:text-box>
            <text:p text:style-name="P1"><text:span text:style-name="T1">Distribución y Personal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Distribución de la Línea Base</text:p>
          </draw:text-box>
        </draw:frame>
        <draw:frame presentation:style-name="pr4" draw:text-style-name="P3" draw:layer="layout" svg:width="25.199cm" svg:height="13.231cm" svg:x="1.4cm" svg:y="5.228cm" presentation:class="subtitle">
          <draw:text-box>
            <text:p text:style-name="P1">Paquete 'Producción' (~binarios)</text:p>
            <text:p text:style-name="P1"/>
            <text:p text:style-name="P1">vs</text:p>
            <text:p text:style-name="P1"/>
            <text:p text:style-name="P1">Paquete 'Desarrollo' (fuentes)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Paquete Producción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mbebido en un instalador, descargable página del SIU</text:p>
              </text:list-item>
            </text:list>
            <text:list text:style-name="L2">
              <text:list-item>
                <text:p text:style-name="P4">Instalación más simple</text:p>
              </text:list-item>
            </text:list>
            <text:list text:style-name="L2">
              <text:list-item>
                <text:p text:style-name="P4">Instalación mínima</text:p>
              </text:list-item>
            </text:list>
            <text:list text:style-name="L2">
              <text:list-item>
                <text:p text:style-name="P4">Mejor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Paquete Desarrollo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e descargan vía SVN, instalación via script</text:p>
              </text:list-item>
            </text:list>
            <text:list text:style-name="L2">
              <text:list-item>
                <text:p text:style-name="P4">Adaptable por el grupo de desarrollo (personalización)</text:p>
              </text:list-item>
            </text:list>
            <text:list text:style-name="L2">
              <text:list-item>
                <text:p text:style-name="P4">Incluye documentación interna y herramientas de desarrollo</text:p>
              </text:list-item>
            </text:list>
            <text:list text:style-name="L2">
              <text:list-item>
                <text:p text:style-name="P4">Permite generar nuevas líneas de producción</text:p>
              </text:list-item>
            </text:list>
            <text:list text:style-name="L2">
              <text:list-item>
                <text:p text:style-name="P4">Posibilidad de sincronizar con nuevas versiones línea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Personalización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istintas estrategias</text:p>
              </text:list-item>
            </text:list>
            <text:list text:style-name="L2">
              <text:list-item>
                <text:p text:style-name="P4">Como mínimo se brinda mismas condiciones de desarrollo que el que tiene la línea base</text:p>
              </text:list-item>
            </text:list>
            <text:list text:style-name="L2">
              <text:list-item>
                <text:p text:style-name="P4">Se garantiza la trazabilidad de los cambios y la posibilidad de mezcla vía SVN</text:p>
              </text:list-item>
            </text:list>
            <text:list text:style-name="L2">
              <text:list-item>
                <text:p text:style-name="P4">Permite crear nuevas operaciones y modificar existentes con peligro de acopl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Personalización</text:p>
          </draw:text-box>
        </draw:frame>
        <draw:line draw:style-name="gr2" draw:text-style-name="P5" draw:layer="layout" svg:x1="1.5cm" svg:y1="5cm" svg:x2="1.5cm" svg:y2="18.5cm">
          <text:p text:style-name="P1"/>
        </draw:line>
        <draw:frame draw:style-name="gr3" draw:layer="layout" svg:width="2.593cm" svg:height="0.963cm" svg:x="0.407cm" svg:y="4.038cm">
          <draw:text-box>
            <text:p text:style-name="P1">Tiempo</text:p>
          </draw:text-box>
        </draw:frame>
        <draw:frame draw:style-name="gr3" draw:layer="layout" svg:width="3.707cm" svg:height="0.963cm" svg:x="4.5cm" svg:y="4.038cm">
          <draw:text-box>
            <text:p text:style-name="P1">Línea Base</text:p>
          </draw:text-box>
        </draw:frame>
        <draw:frame draw:style-name="gr3" draw:layer="layout" svg:width="4.968cm" svg:height="0.963cm" svg:x="17.5cm" svg:y="4cm">
          <draw:text-box>
            <text:p text:style-name="P1">Personalización</text:p>
          </draw:text-box>
        </draw:frame>
        <draw:custom-shape draw:style-name="gr4" draw:text-style-name="P5" draw:layer="layout" svg:width="5.5cm" svg:height="2cm" svg:x="3.5cm" svg:y="6cm">
          <text:p text:style-name="P6">versiones/2.0.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5.5cm" svg:height="2cm" svg:x="3.5cm" svg:y="14cm">
          <text:p text:style-name="P6">versiones/2.1.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cm" svg:height="1.5cm" svg:x="10cm" svg:y="6.5cm">
          <text:p text:style-name="P6">copia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0.5cm" svg:height="2cm" svg:x="16.5cm" svg:y="6cm">
          <draw:glue-point draw:id="8" svg:x="-4.047cm" svg:y="5cm"/>
          <text:p text:style-name="P6">personalizaciones/un*/2.0.0</text:p>
          <text:p text:style-name="P6">revisión <text:span text:style-name="T1">32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cm" svg:height="1.5cm" svg:x="10cm" svg:y="14cm">
          <text:p text:style-name="P6">copia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0.5cm" svg:height="2cm" svg:x="16.5cm" svg:y="14cm">
          <text:p text:style-name="P6">personalizaciones/un*/2.1.0</text:p>
          <text:p text:style-name="P6">rev. 38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0.5cm" svg:height="2cm" svg:x="16.5cm" svg:y="9.5cm">
          <draw:glue-point draw:id="8" svg:x="-4.047cm" svg:y="5cm"/>
          <text:p text:style-name="P6">personalizaciones/un*/2.0.0</text:p>
          <text:p text:style-name="P6">rev. <text:span text:style-name="T1">355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0.5cm" svg:height="2cm" svg:x="16.5cm" svg:y="17.5cm">
          <text:p text:style-name="P6">personalizaciones/un*/2.1.0</text:p>
          <text:p text:style-name="P6">rev. 380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1cm" svg:height="1.5cm" svg:x="18cm" svg:y="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597cm" svg:height="0.963cm" svg:x="19.7cm" svg:y="8.3cm">
          <draw:text-box>
            <text:p text:style-name="P1">adaptación</text:p>
          </draw:text-box>
        </draw:frame>
        <draw:custom-shape draw:style-name="gr5" draw:text-style-name="P5" draw:layer="layout" svg:width="1cm" svg:height="1.5cm" svg:x="18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7.597cm" svg:height="0.983cm" svg:x="19.303cm" svg:y="16.3cm">
          <draw:text-box>
            <text:p text:style-name="P1">aplicar delta <text:span text:style-name="T1">3200:355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Personalización</text:p>
          </draw:text-box>
        </draw:frame>
        <draw:frame presentation:style-name="pr10" draw:text-style-name="P4" draw:layer="layout" svg:width="25.199cm" svg:height="14.209cm" svg:x="1.4cm" svg:y="4.914cm" presentation:class="outline" presentation:user-transformed="true">
          <draw:text-box>
            <text:list text:style-name="L2">
              <text:list-item>
                <text:p text:style-name="P4">Se identifican y aislan problemas recurrentes:</text:p>
              </text:list-item>
            </text:list>
            <text:list text:style-name="L2">
              <text:list-item>
                <text:list>
                  <text:list-item>
                    <text:p text:style-name="P7">Creación de perfiles de usuarios propio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cultar / Deshabilitar pantallas, campos, botones, etc. (rest. funcional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stricción sobre conjuntos de datos (perfil de dato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icación / Creación de listados y report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tensión de clases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untos de Control</text:p>
                  </text:list-item>
                </text:list>
              </text:list-item>
            </text:list>
            <text:list text:style-name="L2">
              <text:list-item>
                <text:p text:style-name="P4">Menor acopl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es" style:country-asian="AR" style:font-family-complex="Tahoma" style:font-family-generic-complex="system" style:font-pitch-complex="variable" style:font-size-complex="24pt" style:language-complex="es" style:country-complex="A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8-06-18T18:48:51</meta:creation-date>
    <dc:date>2008-06-19T13:11:02</dc:date>
    <dc:language>es-AR</dc:language>
    <meta:editing-cycles>11</meta:editing-cycles>
    <meta:editing-duration>PT1H35M5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